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svg:stroke-color="#3465a4" draw:fill="none" draw:fill-color="#ffa6a6" draw:textarea-horizontal-align="center" draw:textarea-vertical-align="middle" draw:ole-draw-aspect="1"/>
    </style:style>
    <style:style style:name="P1" style:family="paragraph">
      <loext:graphic-properties draw:fill="none" draw:fill-color="#ffa6a6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0.08mm" svg:height="98.25mm" svg:x="74.5mm" svg:y="90.83mm">
            <draw:object draw:notify-on-update-of-ranges="Hoja1.B1:Hoja1.U1 Hoja1.A17:Hoja1.A17 Hoja1.B17:Hoja1.L17 Hoja1.A18:Hoja1.A18 Hoja1.B18:Hoja1.U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ame \ Day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office:value-type="string" calcext:value-type="string">
            <text:p>Day 9</text:p>
          </table:table-cell>
          <table:table-cell office:value-type="string" calcext:value-type="string">
            <text:p>Day 10</text:p>
          </table:table-cell>
          <table:table-cell office:value-type="string" calcext:value-type="string">
            <text:p>Day 11</text:p>
          </table:table-cell>
          <table:table-cell office:value-type="string" calcext:value-type="string">
            <text:p>Day 12</text:p>
          </table:table-cell>
          <table:table-cell office:value-type="string" calcext:value-type="string">
            <text:p>Day 13</text:p>
          </table:table-cell>
          <table:table-cell office:value-type="string" calcext:value-type="string">
            <text:p>Day 14</text:p>
          </table:table-cell>
          <table:table-cell office:value-type="string" calcext:value-type="string">
            <text:p>Day 15</text:p>
          </table:table-cell>
          <table:table-cell office:value-type="string" calcext:value-type="string">
            <text:p>Day 16</text:p>
          </table:table-cell>
          <table:table-cell office:value-type="string" calcext:value-type="string">
            <text:p>Day 17</text:p>
          </table:table-cell>
          <table:table-cell office:value-type="string" calcext:value-type="string">
            <text:p>Day 18</text:p>
          </table:table-cell>
          <table:table-cell office:value-type="string" calcext:value-type="string">
            <text:p>Day 19</text:p>
          </table:table-cell>
          <table:table-cell office:value-type="string" calcext:value-type="string">
            <text:p>Day 20</text:p>
          </table:table-cell>
        </table:table-row>
        <table:table-row table:style-name="ro2">
          <table:table-cell office:value-type="string" calcext:value-type="string">
            <text:p>System Found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4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D 002a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D 002b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 003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D 005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 006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 007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 009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 008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Actual Remaining Hours</text:p>
          </table:table-cell>
          <table:table-cell table:formula="of:=SUM([.B2:.B14])" office:value-type="float" office:value="24" calcext:value-type="float">
            <text:p>24</text:p>
          </table:table-cell>
          <table:table-cell table:formula="of:=SUM([.C2:.C14])" office:value-type="float" office:value="23" calcext:value-type="float">
            <text:p>23</text:p>
          </table:table-cell>
          <table:table-cell table:formula="of:=SUM([.D2:.D14])" office:value-type="float" office:value="22" calcext:value-type="float">
            <text:p>22</text:p>
          </table:table-cell>
          <table:table-cell table:formula="of:=SUM([.E2:.E14])" office:value-type="float" office:value="21" calcext:value-type="float">
            <text:p>21</text:p>
          </table:table-cell>
          <table:table-cell table:formula="of:=SUM([.F2:.F14])" office:value-type="float" office:value="19" calcext:value-type="float">
            <text:p>19</text:p>
          </table:table-cell>
          <table:table-cell table:formula="of:=SUM([.G2:.G14])" office:value-type="float" office:value="18" calcext:value-type="float">
            <text:p>18</text:p>
          </table:table-cell>
          <table:table-cell table:formula="of:=SUM([.H2:.H14])" office:value-type="float" office:value="17" calcext:value-type="float">
            <text:p>17</text:p>
          </table:table-cell>
          <table:table-cell table:formula="of:=SUM([.I2:.I14])" office:value-type="float" office:value="15" calcext:value-type="float">
            <text:p>15</text:p>
          </table:table-cell>
          <table:table-cell table:formula="of:=SUM([.J2:.J14])" office:value-type="float" office:value="14" calcext:value-type="float">
            <text:p>14</text:p>
          </table:table-cell>
          <table:table-cell table:formula="of:=SUM([.K2:.K14])" office:value-type="float" office:value="14" calcext:value-type="float">
            <text:p>14</text:p>
          </table:table-cell>
          <table:table-cell table:formula="of:=SUM([.L2:.L14])" office:value-type="float" office:value="13" calcext:value-type="float">
            <text:p>1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timated Remaining Hours</text:p>
          </table:table-cell>
          <table:table-cell office:value-type="float" office:value="24" calcext:value-type="float">
            <text:p>24</text:p>
          </table:table-cell>
          <table:table-cell table:style-name="ce1" table:formula="of:=[.B18]-([.$B$18]/19)" office:value-type="float" office:value="22.7368421052632" calcext:value-type="float">
            <text:p>22,74</text:p>
          </table:table-cell>
          <table:table-cell table:style-name="ce1" table:formula="of:=[.C18]-([.$B$18]/19)" office:value-type="float" office:value="21.4736842105263" calcext:value-type="float">
            <text:p>21,47</text:p>
          </table:table-cell>
          <table:table-cell table:style-name="ce1" table:formula="of:=[.D18]-([.$B$18]/19)" office:value-type="float" office:value="20.2105263157895" calcext:value-type="float">
            <text:p>20,21</text:p>
          </table:table-cell>
          <table:table-cell table:style-name="ce1" table:formula="of:=[.E18]-([.$B$18]/19)" office:value-type="float" office:value="18.9473684210526" calcext:value-type="float">
            <text:p>18,95</text:p>
          </table:table-cell>
          <table:table-cell table:style-name="ce1" table:formula="of:=[.F18]-([.$B$18]/19)" office:value-type="float" office:value="17.6842105263158" calcext:value-type="float">
            <text:p>17,68</text:p>
          </table:table-cell>
          <table:table-cell table:style-name="ce1" table:formula="of:=[.G18]-([.$B$18]/19)" office:value-type="float" office:value="16.4210526315789" calcext:value-type="float">
            <text:p>16,42</text:p>
          </table:table-cell>
          <table:table-cell table:style-name="ce1" table:formula="of:=[.H18]-([.$B$18]/19)" office:value-type="float" office:value="15.1578947368421" calcext:value-type="float">
            <text:p>15,16</text:p>
          </table:table-cell>
          <table:table-cell table:style-name="ce1" table:formula="of:=[.I18]-([.$B$18]/19)" office:value-type="float" office:value="13.8947368421053" calcext:value-type="float">
            <text:p>13,89</text:p>
          </table:table-cell>
          <table:table-cell table:style-name="ce1" table:formula="of:=[.J18]-([.$B$18]/19)" office:value-type="float" office:value="12.6315789473684" calcext:value-type="float">
            <text:p>12,63</text:p>
          </table:table-cell>
          <table:table-cell table:style-name="ce1" table:formula="of:=[.K18]-([.$B$18]/19)" office:value-type="float" office:value="11.3684210526316" calcext:value-type="float">
            <text:p>11,37</text:p>
          </table:table-cell>
          <table:table-cell table:style-name="ce1" table:formula="of:=[.L18]-([.$B$18]/19)" office:value-type="float" office:value="10.1052631578947" calcext:value-type="float">
            <text:p>10,11</text:p>
          </table:table-cell>
          <table:table-cell table:style-name="ce1" table:formula="of:=[.M18]-([.$B$18]/19)" office:value-type="float" office:value="8.84210526315789" calcext:value-type="float">
            <text:p>8,84</text:p>
          </table:table-cell>
          <table:table-cell table:style-name="ce1" table:formula="of:=[.N18]-([.$B$18]/19)" office:value-type="float" office:value="7.57894736842105" calcext:value-type="float">
            <text:p>7,58</text:p>
          </table:table-cell>
          <table:table-cell table:style-name="ce1" table:formula="of:=[.O18]-([.$B$18]/19)" office:value-type="float" office:value="6.31578947368421" calcext:value-type="float">
            <text:p>6,32</text:p>
          </table:table-cell>
          <table:table-cell table:style-name="ce1" table:formula="of:=[.P18]-([.$B$18]/19)" office:value-type="float" office:value="5.05263157894736" calcext:value-type="float">
            <text:p>5,05</text:p>
          </table:table-cell>
          <table:table-cell table:style-name="ce1" table:formula="of:=[.Q18]-([.$B$18]/19)" office:value-type="float" office:value="3.78947368421052" calcext:value-type="float">
            <text:p>3,79</text:p>
          </table:table-cell>
          <table:table-cell table:style-name="ce1" table:formula="of:=[.R18]-([.$B$18]/19)" office:value-type="float" office:value="2.52631578947368" calcext:value-type="float">
            <text:p>2,53</text:p>
          </table:table-cell>
          <table:table-cell table:style-name="ce1" table:formula="of:=[.S18]-([.$B$18]/19)" office:value-type="float" office:value="1.26315789473684" calcext:value-type="float">
            <text:p>1,26</text:p>
          </table:table-cell>
          <table:table-cell table:style-name="ce1" table:formula="of:=[.T18]-([.$B$18]/19)" office:value-type="float" office:value="-5.32907051820075E-015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44:39.947000000</meta:creation-date>
    <dc:date>2018-12-09T20:41:54.193000000</dc:date>
    <meta:editing-duration>PT23M10S</meta:editing-duration>
    <meta:editing-cycles>1</meta:editing-cycles>
    <meta:document-statistic meta:table-count="1" meta:cell-count="327" meta:object-count="1"/>
    <meta:generator>LibreOffice/6.1.2.1$Windows_X86_64 LibreOffice_project/65905a128db06ba48db947242809d14d3f9a93f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09cm" svg:height="9.826cm" xlink:href=".." xlink:type="simple" chart:class="chart:line" chart:style-name="ch1">
        <chart:legend chart:legend-position="end" svg:x="15.379cm" svg:y="4.365cm" style:legend-expansion="high" chart:style-name="ch2"/>
        <chart:plot-area chart:style-name="ch3" table:cell-range-address="Hoja1.B1:Hoja1.U1 Hoja1.A17:Hoja1.L17 Hoja1.A18:Hoja1.U18" chart:data-source-has-labels="both" svg:x="0.42cm" svg:y="0.196cm" svg:width="14.539cm" svg:height="9.434cm">
          <chartooo:coordinate-region svg:x="0.962cm" svg:y="0.395cm" svg:width="13.621cm" svg:height="9.036cm"/>
          <chart:axis chart:dimension="x" chart:name="primary-x" chart:style-name="ch4" chartooo:axis-type="auto">
            <chartooo:date-scale/>
            <chart:categories table:cell-range-address="Hoja1.B1:Hoja1.U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7:Hoja1.L17" chart:label-cell-address="Hoja1.A17:Hoja1.A17" chart:class="chart:line">
            <chart:data-point chart:repeated="11"/>
          </chart:series>
          <chart:series chart:style-name="ch7" chart:values-cell-range-address="Hoja1.B18:Hoja1.U18" chart:label-cell-address="Hoja1.A18:Hoja1.A18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</text:p>
                <draw:g>
                  <svg:desc>Hoja1.B1:Hoja1.U1</svg:desc>
                </draw:g>
              </table:table-cell>
              <table:table-cell office:value-type="string">
                <text:p>Day 2</text:p>
              </table:table-cell>
              <table:table-cell office:value-type="string">
                <text:p>Day 3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Day 6</text:p>
              </table:table-cell>
              <table:table-cell office:value-type="string">
                <text:p>Day 7</text:p>
              </table:table-cell>
              <table:table-cell office:value-type="string">
                <text:p>Day 8</text:p>
              </table:table-cell>
              <table:table-cell office:value-type="string">
                <text:p>Day 9</text:p>
              </table:table-cell>
              <table:table-cell office:value-type="string">
                <text:p>Day 10</text:p>
              </table:table-cell>
              <table:table-cell office:value-type="string">
                <text:p>Day 11</text:p>
              </table:table-cell>
              <table:table-cell office:value-type="string">
                <text:p>Day 12</text:p>
              </table:table-cell>
              <table:table-cell office:value-type="string">
                <text:p>Day 13</text:p>
              </table:table-cell>
              <table:table-cell office:value-type="string">
                <text:p>Day 14</text:p>
              </table:table-cell>
              <table:table-cell office:value-type="string">
                <text:p>Day 15</text:p>
              </table:table-cell>
              <table:table-cell office:value-type="string">
                <text:p>Day 16</text:p>
              </table:table-cell>
              <table:table-cell office:value-type="string">
                <text:p>Day 17</text:p>
              </table:table-cell>
              <table:table-cell office:value-type="string">
                <text:p>Day 18</text:p>
              </table:table-cell>
              <table:table-cell office:value-type="string">
                <text:p>Day 19</text:p>
              </table:table-cell>
              <table:table-cell office:value-type="string">
                <text:p>Day 20</text:p>
              </table:table-cell>
            </table:table-row>
          </table:table-header-rows>
          <table:table-rows>
            <table:table-row>
              <table:table-cell office:value-type="string">
                <text:p>Actual Remaining Hours</text:p>
                <draw:g>
                  <svg:desc>Hoja1.A17:Hoja1.A17</svg:desc>
                </draw:g>
              </table:table-cell>
              <table:table-cell office:value-type="float" office:value="24">
                <text:p>24</text:p>
                <draw:g>
                  <svg:desc>Hoja1.B17:Hoja1.L17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Estimated Remaining Hours</text:p>
                <draw:g>
                  <svg:desc>Hoja1.A18:Hoja1.A18</svg:desc>
                </draw:g>
              </table:table-cell>
              <table:table-cell office:value-type="float" office:value="24">
                <text:p>24</text:p>
                <draw:g>
                  <svg:desc>Hoja1.B18:Hoja1.U18</svg:desc>
                </draw:g>
              </table:table-cell>
              <table:table-cell office:value-type="float" office:value="22.7368421052632">
                <text:p>22.7368421052632</text:p>
              </table:table-cell>
              <table:table-cell office:value-type="float" office:value="21.4736842105263">
                <text:p>21.4736842105263</text:p>
              </table:table-cell>
              <table:table-cell office:value-type="float" office:value="20.2105263157895">
                <text:p>20.2105263157895</text:p>
              </table:table-cell>
              <table:table-cell office:value-type="float" office:value="18.9473684210526">
                <text:p>18.9473684210526</text:p>
              </table:table-cell>
              <table:table-cell office:value-type="float" office:value="17.6842105263158">
                <text:p>17.6842105263158</text:p>
              </table:table-cell>
              <table:table-cell office:value-type="float" office:value="16.4210526315789">
                <text:p>16.4210526315789</text:p>
              </table:table-cell>
              <table:table-cell office:value-type="float" office:value="15.1578947368421">
                <text:p>15.1578947368421</text:p>
              </table:table-cell>
              <table:table-cell office:value-type="float" office:value="13.8947368421053">
                <text:p>13.8947368421053</text:p>
              </table:table-cell>
              <table:table-cell office:value-type="float" office:value="12.6315789473684">
                <text:p>12.6315789473684</text:p>
              </table:table-cell>
              <table:table-cell office:value-type="float" office:value="11.3684210526316">
                <text:p>11.3684210526316</text:p>
              </table:table-cell>
              <table:table-cell office:value-type="float" office:value="10.1052631578947">
                <text:p>10.1052631578947</text:p>
              </table:table-cell>
              <table:table-cell office:value-type="float" office:value="8.84210526315789">
                <text:p>8.84210526315789</text:p>
              </table:table-cell>
              <table:table-cell office:value-type="float" office:value="7.57894736842105">
                <text:p>7.57894736842105</text:p>
              </table:table-cell>
              <table:table-cell office:value-type="float" office:value="6.31578947368421">
                <text:p>6.31578947368421</text:p>
              </table:table-cell>
              <table:table-cell office:value-type="float" office:value="5.05263157894736">
                <text:p>5.05263157894736</text:p>
              </table:table-cell>
              <table:table-cell office:value-type="float" office:value="3.78947368421052">
                <text:p>3.78947368421052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-5.32907051820075E-015">
                <text:p>-5.3290705182007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